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Consumer.reportIssue( Exception e ,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onsum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onsumer.setLog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onsumer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onsumer.consume( Mail 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